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69cm" svg:height="1.3cm" svg:x="15.93cm" svg:y="4.2cm">
          <text:p text:style-name="P1">Calcul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2cm" svg:height="1.905cm" svg:x="12.8cm" svg:y="7.395cm">
          <text:p text:style-name="P1">Number</text:p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9cm" svg:height="1.905cm" svg:x="17.12cm" svg:y="7.355cm">
          <text:p text:style-name="P1">Operator</text:p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35cm" svg:height="1.905cm" svg:x="21.82cm" svg:y="7.3cm">
          <text:p text:style-name="P1">Number</text:p>
          <text:p text:style-name="P1">5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82cm" svg:y1="5.5cm" svg:x2="18.82cm" svg:y2="7.3cm">
          <text:p/>
        </draw:line>
        <draw:line draw:style-name="gr2" draw:text-style-name="P1" draw:layer="layout" svg:x1="20.52cm" svg:y1="5.5cm" svg:x2="23.32cm" svg:y2="7.3cm">
          <text:p/>
        </draw:line>
        <draw:line draw:style-name="gr2" draw:text-style-name="P1" draw:layer="layout" svg:x1="16.62cm" svg:y1="5.5cm" svg:x2="14.52cm" svg:y2="7.4cm">
          <text:p/>
        </draw:line>
        <draw:frame draw:style-name="gr3" draw:text-style-name="P2" draw:layer="layout" svg:width="4.529cm" svg:height="1.352cm" svg:x="0.095cm" svg:y="5.9cm">
          <draw:text-box>
            <text:p><text:span text:style-name="T1"><text:tab/></text:span><text:span text:style-name="T1">12 + 5</text:span></text:p>
          </draw:text-box>
        </draw:frame>
        <draw:custom-shape draw:style-name="gr4" draw:text-style-name="P1" draw:layer="layout" svg:width="5.7cm" svg:height="2.7cm" svg:x="5.7cm" svg:y="5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2.369cm" svg:height="0.962cm" svg:x="6.731cm" svg:y="6.138cm">
          <draw:text-box>
            <text:p>Parser</text:p>
          </draw:text-box>
        </draw:frame>
        <draw:frame draw:style-name="gr3" draw:layer="layout" svg:width="1.349cm" svg:height="0.962cm" svg:x="13.651cm" svg:y="6.331cm">
          <draw:text-box>
            <text:p>left</text:p>
          </draw:text-box>
        </draw:frame>
        <draw:frame draw:style-name="gr3" draw:layer="layout" svg:width="2.86cm" svg:height="0.962cm" svg:x="18.592cm" svg:y="6.258cm">
          <draw:text-box>
            <text:p>operator</text:p>
          </draw:text-box>
        </draw:frame>
        <draw:frame draw:style-name="gr3" draw:layer="layout" svg:width="1.734cm" svg:height="0.962cm" svg:x="22.654cm" svg:y="6.258cm">
          <draw:text-box>
            <text:p>righ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Richiger</meta:initial-creator>
    <meta:creation-date>2013-04-28T17:51:35</meta:creation-date>
    <dc:date>2013-04-29T19:22:45</dc:date>
    <dc:creator>Aaron Richiger</dc:creator>
    <meta:editing-duration>P0D</meta:editing-duration>
    <meta:editing-cycles>2</meta:editing-cycles>
    <meta:generator>LibreOffice/3.6$Linux_x86 LibreOffice_project/360m1$Build-2</meta:generator>
    <meta:document-statistic meta:object-count="13"/>
  </office:meta>
</office:document-meta>
</file>